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aaa77" officeooo:paragraph-rsid="001aaa7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officeooo:rsid="001aaa77" officeooo:paragraph-rsid="001aaa77" style:font-size-asian="15pt" style:font-size-complex="15pt"/>
    </style:style>
    <style:style style:name="P3" style:family="paragraph" style:parent-style-name="Standard">
      <style:text-properties fo:font-size="15pt" officeooo:paragraph-rsid="001d9bcb" style:font-size-asian="15pt" style:font-size-complex="15pt"/>
    </style:style>
    <style:style style:name="P4" style:family="paragraph" style:parent-style-name="Standard">
      <style:text-properties fo:font-size="15pt" officeooo:rsid="001f29bb" officeooo:paragraph-rsid="001f29bb" style:font-size-asian="15pt" style:font-size-complex="15pt"/>
    </style:style>
    <style:style style:name="P5" style:family="paragraph" style:parent-style-name="Standard">
      <style:text-properties fo:font-size="15pt" officeooo:rsid="001fd089" officeooo:paragraph-rsid="001fd089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1aaa77" officeooo:paragraph-rsid="001aaa7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d9bcb" officeooo:paragraph-rsid="001d9bcb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1f29bb" officeooo:paragraph-rsid="001f29bb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none" fo:font-weight="normal" officeooo:rsid="001c1842" officeooo:paragraph-rsid="001c1842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1c6054" officeooo:paragraph-rsid="001c6054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1d9bcb" officeooo:paragraph-rsid="001d9bcb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f29bb" officeooo:paragraph-rsid="001f29bb" style:font-size-asian="15pt" style:font-weight-asian="normal" style:font-size-complex="15pt" style:font-weight-complex="normal"/>
    </style:style>
    <style:style style:name="T1" style:family="text">
      <style:text-properties officeooo:rsid="001c6054"/>
    </style:style>
    <style:style style:name="T2" style:family="text">
      <style:text-properties officeooo:rsid="001d9bcb"/>
    </style:style>
    <style:style style:name="T3" style:family="text">
      <style:text-properties officeooo:rsid="001f29bb"/>
    </style:style>
    <style:style style:name="T4" style:family="text">
      <style:text-properties style:text-underline-style="none" fo:font-weight="normal" officeooo:rsid="001f29bb" style:font-weight-asian="normal" style:font-weight-complex="normal"/>
    </style:style>
    <style:style style:name="T5" style:family="text">
      <style:text-properties style:text-underline-style="none" fo:font-weight="normal" officeooo:rsid="001d9bcb" style:font-weight-asian="normal" style:font-weight-complex="normal"/>
    </style:style>
    <style:style style:name="T6" style:family="text">
      <style:text-properties officeooo:rsid="001fd089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ECURITY ASSIGNMENT</text:p>
      <text:p text:style-name="P2"/>
      <text:p text:style-name="P6">Vulnerability #1</text:p>
      <text:p text:style-name="P2">11229 - Web Server info.php / phpinfo.php Detection</text:p>
      <text:p text:style-name="P2">Synopsis:</text:p>
      <text:p text:style-name="P2">The remote web server contains a PHP script that is prone to an information disclosure attack.</text:p>
      <text:p text:style-name="P2">Description:</text:p>
      <text:p text:style-name="P2">Many PHP installation tutorials instruct the user to create a PHP file that calls the PHP function 'phpinfo()' for debugging purposes. Various PHP applications may also include such a file. By accessing such a file, a remote attacker can discover a large amount of information about the remote web server, including :</text:p>
      <text:p text:style-name="P2">- The username of the user who installed PHP and if they are a SUDO user.</text:p>
      <text:p text:style-name="P2">- The IP address of the host.</text:p>
      <text:p text:style-name="P2">- The version of the operating system.</text:p>
      <text:p text:style-name="P2">- The web server version.</text:p>
      <text:p text:style-name="P2">- The root directory of the web server.</text:p>
      <text:p text:style-name="P2">- Configuration information about the remote PHP installation.</text:p>
      <text:p text:style-name="P2"/>
      <text:p text:style-name="P6">Solution</text:p>
      <text:p text:style-name="P6"/>
      <text:p text:style-name="P9">1) Set permissions of php.info file <text:span text:style-name="T1">so that unauthorized users cannot access the file.</text:span></text:p>
      <text:p text:style-name="P10">2) <text:span text:style-name="T2">Since php.info file has sensitive data that can compromise the security of the application, the data must be encrypted.</text:span></text:p>
      <text:p text:style-name="P11">3) Remove the php.info file all together.</text:p>
      <text:p text:style-name="P11">4) Follow the principle of least privilege to avoid unauthorized access.</text:p>
      <text:p text:style-name="P11"/>
      <text:p text:style-name="P7">Vulnerability #2</text:p>
      <text:p text:style-name="P7"/>
      <text:p text:style-name="P11">85582 - Web Application Potentially Vulnerable to Clickjacking</text:p>
      <text:p text:style-name="P11">Synopsis</text:p>
      <text:p text:style-name="P11">The remote web server may fail to mitigate a class of web application vulnerabilities.</text:p>
      <text:p text:style-name="P11">Description:</text:p>
      <text:p text:style-name="P11">The remote web server does not set an X-Frame-Options response header or a Content-Security Policy 'frame-ancestors' response header in all content responses. This could potentially expose the site to a clickjacking or UI redress attack, in which an attacker can trick a user into clicking an area of the vulnerable page that is different than what the user perceives the page to be. This can result in a user performing fraudulent or malicious transactions.</text:p>
      <text:p text:style-name="P12"/>
      <text:p text:style-name="P8"><text:soft-page-break/>Solution</text:p>
      <text:p text:style-name="P3"><text:span text:style-name="T4">1) </text:span><text:span text:style-name="T5">X-Frame-Options has been proposed by Microsoft as a way to mitigate clickjacking attacks and is currently supported by all major browser vendors. The 'frame-ancestors' policy directive restricts which sources can embed the protected resource. </text:span><text:span text:style-name="T4">(</text:span>Sending the proper X-Frame-Options HTTP response headers that instruct the browser to not allow framing from other domains <text:span text:style-name="T3">)</text:span></text:p>
      <text:p text:style-name="P4">2) <text:span text:style-name="T6">Modify website layout from time to time. (Attacker won't know where to place the clickjacking script)</text:span></text:p>
      <text:p text:style-name="P5">3) Add captcha upon a button click or any other type of verif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9:19:24.687585899</meta:creation-date>
    <dc:date>2017-11-22T20:57:31.776800881</dc:date>
    <meta:editing-duration>PT6M55S</meta:editing-duration>
    <meta:editing-cycles>1</meta:editing-cycles>
    <meta:document-statistic meta:table-count="0" meta:image-count="0" meta:object-count="0" meta:page-count="2" meta:paragraph-count="28" meta:word-count="377" meta:character-count="2343" meta:non-whitespace-character-count="1975"/>
    <meta:generator>LibreOffice/4.2.8.2$Linux_X86_64 LibreOffice_project/420m0$Build-2</meta:generator>
  </office:meta>
</office:document-meta>
</file>